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F" svg:font-family=""/>
    <style:font-face style:name="OpenSymbol" svg:font-family="OpenSymbol"/>
    <style:font-face style:name="Courier New" svg:font-family="'Courier New'" style:font-family-generic="modern"/>
    <style:font-face style:name="Nimbus Roman No9 L1" svg:font-family="'Nimbus Roman No9 L'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" style:family="table">
      <style:table-properties style:width="5.7708in" fo:margin-left="0.4104in" fo:margin-right="0.7438in" table:align="margins" style:writing-mode="lr-tb"/>
    </style:style>
    <style:style style:name="Table1.A" style:family="table-column">
      <style:table-column-properties style:column-width="5.7708in" style:rel-column-width="65535*"/>
    </style:style>
    <style:style style:name="Table1.A1" style:family="table-cell">
      <style:table-cell-properties fo:padding="0.0382in" fo:border="0.0007in solid #000000"/>
    </style:style>
    <style:style style:name="Table2" style:family="table">
      <style:table-properties style:width="5.7708in" fo:margin-left="0.4104in" fo:margin-right="0.7438in" table:align="margins" style:writing-mode="lr-tb"/>
    </style:style>
    <style:style style:name="Table2.A" style:family="table-column">
      <style:table-column-properties style:column-width="5.7708in" style:rel-column-width="65535*"/>
    </style:style>
    <style:style style:name="Table2.A1" style:family="table-cell">
      <style:table-cell-properties fo:padding="0.0382in" fo:border="0.0007in solid #000000"/>
    </style:style>
    <style:style style:name="Table3" style:family="table">
      <style:table-properties style:width="5.7708in" fo:margin-left="0.4104in" fo:margin-right="0.7438in" table:align="margins" style:writing-mode="lr-tb"/>
    </style:style>
    <style:style style:name="Table3.A" style:family="table-column">
      <style:table-column-properties style:column-width="5.7708in" style:rel-column-width="65535*"/>
    </style:style>
    <style:style style:name="Table3.A1" style:family="table-cell">
      <style:table-cell-properties fo:padding="0.0382in" fo:border="0.0007in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lain_20_Text">
      <style:paragraph-properties fo:text-align="center" style:justify-single-word="false"/>
      <style:text-properties style:font-name="Nimbus Roman No9 L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Plain_20_Text">
      <style:text-properties style:font-name="Nimbus Roman No9 L1" fo:font-size="12pt" fo:font-style="italic" style:font-size-asian="12pt" style:font-style-asian="italic" style:font-size-complex="12pt" style:font-style-complex="italic"/>
    </style:style>
    <style:style style:name="P4" style:family="paragraph" style:parent-style-name="Plain_20_Text">
      <style:text-properties style:font-name="Nimbus Roman No9 L1" fo:font-size="12pt" style:font-size-asian="12pt" style:font-size-complex="12pt"/>
    </style:style>
    <style:style style:name="P5" style:family="paragraph" style:parent-style-name="Standard">
      <style:text-properties style:font-name="Nimbus Roman No9 L1" fo:font-size="12pt" style:font-size-asian="12pt" style:font-size-complex="12pt"/>
    </style:style>
    <style:style style:name="P6" style:family="paragraph" style:parent-style-name="Horizontal_20_Line">
      <style:text-properties style:font-name="Nimbus Roman No9 L1" fo:font-size="12pt" style:font-size-asian="12pt" style:font-size-complex="12pt"/>
    </style:style>
    <style:style style:name="P7" style:family="paragraph" style:parent-style-name="Plain_20_Text" style:master-page-name="Standard">
      <style:paragraph-properties fo:text-align="center" style:justify-single-word="false" style:page-number="auto"/>
      <style:text-properties style:font-name="Nimbus Roman No9 L1" fo:font-size="12pt" fo:font-weight="bold" style:font-size-asian="12pt" style:font-weight-asian="bold" style:font-size-complex="12pt" style:font-weight-complex="bold"/>
    </style:style>
    <style:style style:name="P8" style:family="paragraph" style:parent-style-name="Plain_20_Text">
      <style:text-properties style:font-name="Nimbus Roman No9 L1" fo:font-size="12pt" style:font-size-asian="12pt" style:font-size-complex="12pt"/>
    </style:style>
    <style:style style:name="P9" style:family="paragraph" style:parent-style-name="Plain_20_Text" style:master-page-name="Standard">
      <style:paragraph-properties fo:text-align="center" style:justify-single-word="false" style:page-number="auto"/>
      <style:text-properties style:font-name="Nimbus Roman No9 L1" fo:font-size="12pt" fo:font-weight="normal" style:font-size-asian="12pt" style:font-weight-asian="normal" style:font-size-complex="12pt" style:font-weight-complex="normal"/>
    </style:style>
    <style:style style:name="P10" style:family="paragraph" style:parent-style-name="Plain_20_Text">
      <style:paragraph-properties fo:margin-left="0.4925in" fo:margin-right="0in" fo:text-indent="0in" style:auto-text-indent="false"/>
      <style:text-properties style:font-name="Nimbus Roman No9 L1" fo:font-size="12pt" style:font-size-asian="12pt" style:font-size-complex="12pt"/>
    </style:style>
    <style:style style:name="P11" style:family="paragraph" style:parent-style-name="Plain_20_Text" style:list-style-name="L1">
      <style:paragraph-properties fo:margin-left="0.4925in" fo:margin-right="0in" fo:text-indent="0in" style:auto-text-indent="false"/>
      <style:text-properties style:font-name="Nimbus Roman No9 L1" fo:font-size="12pt" style:font-size-asian="12pt" style:font-size-complex="12pt"/>
    </style:style>
    <style:style style:name="P12" style:family="paragraph" style:parent-style-name="Plain_20_Text" style:list-style-name="L1">
      <style:paragraph-properties fo:margin-left="0.4925in" fo:margin-right="0in" fo:text-indent="0in" style:auto-text-indent="false"/>
      <style:text-properties style:font-name="Nimbus Roman No9 L1" fo:font-size="12pt" style:font-size-asian="12pt" style:font-size-complex="12pt"/>
    </style:style>
    <style:style style:name="T1" style:family="text">
      <style:text-properties style:text-position="0% 100%"/>
    </style:style>
    <style:style style:name="T2" style:family="text">
      <style:text-properties style:font-name="Nimbus Roman No9 L1" fo:font-size="12pt" style:font-size-asian="12pt" style:font-size-complex="12pt"/>
    </style:style>
    <style:style style:name="T3" style:family="text">
      <style:text-properties style:font-name="Nimbus Roman No9 L" fo:font-size="12pt" style:font-size-asian="12pt" style:font-size-complex="12pt"/>
    </style:style>
    <text:list-style style:name="L1">
      <text:list-level-style-bullet text:level="1" text:style-name="Bullet_20_Symbols" style:num-suffix="." text:bullet-char="➢">
        <style:text-properties style:font-name="StarSymbol"/>
      </text:list-level-style-bullet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Jayce Dowell – Indiana University</text:p>
      <text:p text:style-name="P2"><text:span text:style-name="T1">June 1</text:span>, 2009</text:p>
      <text:p text:style-name="P2">Updated: <text:date style:data-style-name="N76" text:date-value="2009-06-09T18:10:14.99">June 9, 2009</text:date></text:p>
      <text:p text:style-name="P4"/>
      <text:p text:style-name="P4">1. Obtaining the Software</text:p>
      <text:p text:style-name="Horizontal_20_Line"/>
      <text:p text:style-name="P4">The Clean Tools software can be obtained using SVN. <text:s/>For the current version, use the following command:</text:p>
      <text:p text:style-name="P4"/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P4">svn export http://dowellhouse2.dyndns.org/subversion/tags/Cleantools-1.0.2</text:p>
            </table:table-cell>
          </table:table-row>
        </table:table-header-rows>
      </table:table>
      <text:p text:style-name="P4"/>
      <text:p text:style-name="P4">For the development version use:</text:p>
      <text:p text:style-name="P4"/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4">svn export http://dowellhouse2.dyndns.org/subversion/trunk/IDL/ALFALFA/deconvolution</text:p>
            </table:table-cell>
          </table:table-row>
        </table:table-header-rows>
      </table:table>
      <text:p text:style-name="P4"/>
      <text:p text:style-name="P4">It is strongly recommended that you avoid the development version and that you use the most current version of the software package as the development version may have unknown errors.</text:p>
      <text:p text:style-name="P4"/>
      <text:p text:style-name="P4">2. <text:s/>Configuration</text:p>
      <text:p text:style-name="Horizontal_20_Line"/>
      <text:p text:style-name="P3">Directory Structure:</text:p>
      <text:p text:style-name="P4">Before the software can be configured and the Clean Tools module built, the files need to be moved to a directory called “deconvolution” that is under the IDL ALFALFA directory. <text:s/>If this directory does not already exist, it needs to be created.</text:p>
      <text:p text:style-name="P4"/>
      <text:p text:style-name="P3">Compiling the Software:</text:p>
      <text:p text:style-name="P4">For added speed, Clean Tools needs a compiled C module that can be called from IDL. <text:s/>The configuration and compiling of this module are accomplished with the “configure” script included with the software and the “make” command, respectively. <text:s/></text:p>
      <text:p text:style-name="P4"/>
      <text:p text:style-name="P4">The configure script, <text:s/>run via “./configure”, has a variety of options, most of which are not important. <text:s/>There are two, however, that are. <text:s/>The first is “--disable-openmp” which turns off OpenMP support. <text:s/>OpenMP support is turned on by default and allows the C module to use multiple CPU/cores on machines that have them. <text:s/>The OpenMP support, however, is limited to GCC &gt;= 4.3.1 and the Intel C <text:soft-page-break/>Compiler (ICC). <text:s/>If you don't have either of these installed on your machine, you should use the “--disable-openmp” flag. <text:s/>The other option that is of importance is the “--with-idl-inc=PATH” which specifies the path to the “idl_export.h”. <text:s/>By default, the configure script search the paths:</text:p>
      <text:p text:style-name="P4"/>
      <text:list text:style-name="L1">
        <text:list-item>
          <text:p text:style-name="P11">/usr/local/itt/idl/external/include</text:p>
        </text:list-item>
        <text:list-item>
          <text:p text:style-name="P11">/usr/local/rsi/idl/external/include</text:p>
        </text:list-item>
      </text:list>
      <text:p text:style-name="P10"/>
      <text:p text:style-name="P4">for this file. <text:s/>If your “idl_export.h” file is not in either of these paths, you should use this flag to tell the configure script where to find it.</text:p>
      <text:p text:style-name="P4"/>
      <text:p text:style-name="P4">Once the configure script has successfully completed and generated a “Makefile”, the module can be compiled with the “make” command. <text:s/>make will create a three object files (*.o) and the Clean Tools module “clean_tools.so”. <text:s/>There is no need to run “make install” at this point because all of the files are <text:s/>already in the correct locations.</text:p>
      <text:p text:style-name="P4"/>
      <text:p text:style-name="P3">IDL Setup:</text:p>
      <text:p text:style-name="P4">The final step is to modify the “.idlstartup” file to include the path the to Clean Tools software. <text:s/>This requires adding the line:</text:p>
      <text:p text:style-name="P4"/>
      <table:table table:name="Table3" table:style-name="Table3">
        <table:table-column table:style-name="Table3.A"/>
        <table:table-header-rows>
          <table:table-row>
            <table:table-cell table:style-name="Table3.A1" office:value-type="string">
              <text:p text:style-name="P4">!path = expand_path('+' + homedir + 'ALFALFA/deconvolution') + ':' + !path</text:p>
            </table:table-cell>
          </table:table-row>
        </table:table-header-rows>
      </table:table>
      <text:p text:style-name="P5"/>
      <text:p text:style-name="P5">after the other ALFLFA path declarations.</text:p>
      <text:p text:style-name="P4"/>
      <text:p text:style-name="P4">3. <text:s/>Testing the Installation</text:p>
      <text:p text:style-name="P6"/>
      <text:p text:style-name="Plain_20_Text"><text:span text:style-name="T2">After the software has been configured and installed, it can be tested by running the command “make test”. <text:s/>This command runs a series of 15 tests on the Clean Tools package. <text:s/>These tests include verifying that the IDL routines compile correctly and comparing the beams built by the routines and C module with accepted values. <text:s/>If any part of this test sequence fails, the command will </text:span><text:span text:style-name="T3">immediately abort. <text:s/>Any errors that are detected will likely be related to loading the C module file, clean_tools.so into IDL. <text:s/>If this occurs, check to see that the clean_tools.so file was generated by the “make” command, that clean_tools.so is in the correct directory, <text:s/>and that the IDL path has been upda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F" svg:font-family=""/>
    <style:font-face style:name="OpenSymbol" svg:font-family="OpenSymbol"/>
    <style:font-face style:name="Courier New" svg:font-family="'Courier New'" style:font-family-generic="modern"/>
    <style:font-face style:name="Nimbus Roman No9 L1" svg:font-family="'Nimbus Roman No9 L'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en" fo:country="US" style:letter-kerning="true" style:font-name-asian="F" style:font-size-asian="12pt" style:language-asian="zxx" style:country-asian="none" style:font-name-complex="F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Plain_20_Text" style:master-page-name="Standard">
      <style:paragraph-properties fo:text-align="center" style:justify-single-word="false" style:page-number="auto"/>
      <style:text-properties style:font-name="Nimbus Roman No9 L1" fo:font-size="12pt" fo:font-weight="bold" style:font-size-asian="12pt" style:font-weight-asian="bold" style:font-size-complex="12pt" style:font-weight-complex="bold"/>
    </style:style>
    <style:style style:name="P2" style:family="paragraph" style:parent-style-name="Footer">
      <style:paragraph-properties fo:text-align="center" style:justify-single-word="false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header>
        <text:p text:style-name="P1">Installing the Clean Tools Package</text:p>
      </style:header>
      <style:footer>
        <text:p text:style-name="P2">Page 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9-06-01T10:57:36</meta:creation-date>
    <dc:date>2009-06-09T18:10:15</dc:date>
    <meta:editing-cycles>42</meta:editing-cycles>
    <meta:editing-duration>P1DT5H15M25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27" meta:word-count="554" meta:character-count="3375"/>
  </office:meta>
</office:document-meta>
</file>